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ASTORINO EDOARDO,</text:p>
      <text:p text:style-name="P1">Matricola: 5169595, </text:p>
      <text:p text:style-name="P1">Internet Of Things</text:p>
      <text:p text:style-name="P1"/>
      <text:p text:style-name="P1">INSTRUCTIONS:</text:p>
      <text:p text:style-name="P1"/>
      <text:p text:style-name="P1">For starting the MQTT Broker, the Orion Context Broker and the IoT agent of Fiware we have to run the following command in the prompt: ./services start (if you have to first create all the services: ./services create)</text:p>
      <text:p text:style-name="P1"/>
      <text:p text:style-name="P1"><text:s/>For starting the user interfaces we have to run in the terminal (for example in the terminal of VSCode) the command: parcel index.html and go the the URL: http://localhost:1234</text:p>
      <text:p text:style-name="P1"/>
      <text:p text:style-name="P1">For starting a dummy devices we have first to run the following command using node: node {FileName.js}, for example: node waterSensorMQTT.js, after that the sensor is listening for the start command that is activated by the button on the user interface. The dummy devices are <text:s/>waterSensorMQTT.js, airSensorMQTT.js, TemperatureSensorMQTT.js, humiditySensorMQTT.js and the actuator IrrigatorMQTT.js\</text:p>
      <text:p text:style-name="P1"/>
      <text:p text:style-name="P1">For showing the measures sent by the sensor we can start the subscriber of fiware with this command: docker run -it --rm --name mqtt-subscriber \</text:p>
      <text:p text:style-name="P1"><text:s text:c="2"/>--network fiware_default efrecon/mqtt-client sub -h mosquitto -t "/#"</text:p>
      <text:p text:style-name="P1"/>
      <text:p text:style-name="P1">For registering the measure in an external database (IOTProjectDB.db) we have to start another subscriber that read the published data and write them on the DB: node SubscriberMQTT.js</text:p>
      <text:p text:style-name="P1"/>
      <text:p text:style-name="P1">Link to slides:</text:p>
      <text:p text:style-name="P1"/>
      <text:p text:style-name="P1">Link to video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7</meta:generator>
  </office:meta>
</office:document-meta>
</file>